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6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text-properties style:font-name="Arial" fo:font-size="9pt" fo:language="en" fo:country="US" style:text-underline-style="solid" style:text-underline-width="auto" style:text-underline-color="font-color" style:font-size-asian="9pt" style:font-name-complex="Arial" style:font-size-complex="9pt"/>
    </style:style>
    <style:style style:name="P58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9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6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6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0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fo:language="en" fo:country="none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1"/>
      <text:p text:style-name="P42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57">Operating conditions: </text:p>
      <text:p text:style-name="P53"><text:span text:style-name="T10">- Air temperature<text:tab/></text:span><text:span text:style-name="T21"><text:tab/><text:tab/><text:tab/>+</text:span><text:span text:style-name="T10">$temp</text:span><text:span text:style-name="T21"> °</text:span><text:span text:style-name="T10">C</text:span></text:p>
      <text:p text:style-name="P54">- Atmospheric pressure<text:tab/><text:tab/><text:tab/>98,5 kPa</text:p>
      <text:p text:style-name="P54">- Relative humidity<text:tab/><text:tab/><text:tab/><text:tab/>$vlag %</text:p>
      <text:p text:style-name="P55">- Gamma radiation background<text:tab/><text:tab/><text:tab/>$bground <text:s/>nSv/h</text:p>
      <text:p text:style-name="P60"/>
      <text:p text:style-name="P61"><text:span text:style-name="Знак_20_примечания"><text:span text:style-name="T39">Calibration means</text:span></text:span><text:span text:style-name="Знак_20_примечания"><text:span text:style-name="T40">:</text:span></text:span></text:p>
      <text:p text:style-name="P59"><text:span text:style-name="Знак_20_примечания"><text:span text:style-name="T2">- <text:s/>$eng_facility_110$;</text:span></text:span></text:p>
      <text:p text:style-name="P58"><text:span text:style-name="Знак_20_примечания"><text:span text:style-name="T2">- <text:s/>$eng_facility_130$;</text:span></text:span></text:p>
      <text:p text:style-name="P43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6">AT3509B (</text:span><text:span text:style-name="T42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50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9">Dose rate measurement</text:p>
            <text:p text:style-name="P33"><text:span text:style-name="T3">at check point</text:span>,</text:p>
            <text:p text:style-name="P33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1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31">---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2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2">3</text:span></text:p>
          </table:table-cell>
          <table:table-cell table:style-name="t1.B7" office:value-type="string">
            <text:p text:style-name="P13">$1-d<text:span text:style-name="T12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2">m30</text:span></text:p>
              <text:p text:style-name="P34">$1-<text:span text:style-name="T12">m31</text:span></text:p>
              <text:p text:style-name="P34">$1-<text:span text:style-name="T12">m32</text:span></text:p>
              <text:p text:style-name="P34">$1-<text:span text:style-name="T12">m33</text:span></text:p>
              <text:p text:style-name="P34">$1-<text:span text:style-name="T12">m34</text:span></text:p>
            </text:section>
          </table:table-cell>
          <table:table-cell table:style-name="t1.B7" office:value-type="string">
            <text:p text:style-name="P13">$1-av<text:span text:style-name="T12">3</text:span></text:p>
          </table:table-cell>
          <table:table-cell table:style-name="t1.B7" office:value-type="string">
            <text:p text:style-name="P13">$1-o<text:span text:style-name="T12">3</text:span></text:p>
          </table:table-cell>
          <table:table-cell table:style-name="t1.B7" office:value-type="string">
            <text:p text:style-name="P13">$1-q<text:span text:style-name="T12">3</text:span></text:p>
          </table:table-cell>
          <table:table-cell table:style-name="t1.B7" office:value-type="string">
            <text:p text:style-name="P13">$1-do<text:span text:style-name="T12">3</text:span></text:p>
          </table:table-cell>
          <table:table-cell table:style-name="t1.I7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6">AT3509B (</text:span><text:span text:style-name="T42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10">Actual dose value</text:span>,</text:p>
            <text:p text:style-name="P32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50">Radiation source <text:s/>number</text:p>
          </table:table-cell>
          <table:table-cell table:style-name="s1.B2" table:number-rows-spanned="2" office:value-type="string">
            <text:p text:style-name="P36"><text:s text:c="2"/>d, cm<text:span text:style-name="T12"> <text:s/></text:span></text:p>
            <text:p text:style-name="P37">t, s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1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4">H</text:span><text:span text:style-name="T17">pi</text:span></text:p>
          </table:table-cell>
          <table:table-cell table:style-name="s1.D3" office:value-type="string">
            <text:p text:style-name="P32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2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8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8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3-11T11:09:34.87</dc:date>
    <meta:editing-duration>P3DT10H26M47S</meta:editing-duration>
    <meta:editing-cycles>418</meta:editing-cycles>
    <meta:generator>OpenOffice/4.1.6$Win32 OpenOffice.org_project/416m1$Build-9790</meta:generator>
    <meta:document-statistic meta:table-count="3" meta:image-count="1" meta:object-count="0" meta:page-count="1" meta:paragraph-count="165" meta:word-count="289" meta:character-count="1912"/>
  </office:meta>
</office:document-meta>
</file>